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新宋体" svg:font-family="新宋体" style:font-family-generic="modern"/>
    <style:font-face style:name="宋体" svg:font-family="宋体, SimSu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0.423cm"/>
      <style:text-properties style:font-name="Courier New" fo:font-size="9pt" fo:language="none" fo:country="none" fo:font-weight="bold" style:letter-kerning="true" style:font-name-asian="新宋体" style:font-size-asian="9pt" style:language-asian="none" style:country-asian="none" style:font-weight-asian="bold" style:font-name-complex="Courier New" style:font-size-complex="9pt"/>
    </style:style>
    <style:style style:name="P2" style:family="paragraph" style:parent-style-name="Standard">
      <style:paragraph-properties fo:line-height="0.423cm" fo:text-align="start" style:justify-single-word="false" style:text-autospace="none"/>
      <style:text-properties style:font-name="Courier New" fo:font-size="9pt" fo:language="none" fo:country="none" fo:font-weight="bold" style:letter-kerning="true" style:font-name-asian="新宋体" style:font-size-asian="9pt" style:language-asian="none" style:country-asian="none" style:font-weight-asian="bold" style:font-name-complex="Courier New" style:font-size-complex="9pt"/>
    </style:style>
    <style:style style:name="P3" style:family="paragraph" style:parent-style-name="Standard">
      <style:paragraph-properties fo:line-height="0.423cm" fo:text-align="start" style:justify-single-word="false" style:text-autospace="none"/>
      <style:text-properties style:font-name="Courier New" fo:font-size="9pt" fo:language="none" fo:country="none" fo:font-weight="bold" style:letter-kerning="true" style:font-size-asian="9pt" style:language-asian="none" style:country-asian="none" style:font-weight-asian="bold" style:font-name-complex="Courier New" style:font-size-complex="9pt"/>
    </style:style>
    <style:style style:name="P4" style:family="paragraph" style:parent-style-name="Standard">
      <style:paragraph-properties fo:line-height="0.423cm" fo:text-align="start" style:justify-single-word="false" style:text-autospace="none"/>
      <style:text-properties fo:color="#008000" style:font-name="Courier New" fo:font-size="9pt" fo:language="none" fo:country="none" fo:font-weight="bold" style:letter-kerning="true" style:font-name-asian="新宋体" style:font-size-asian="9pt" style:language-asian="none" style:country-asian="none" style:font-weight-asian="bold" style:font-name-complex="Courier New" style:font-size-complex="9pt"/>
    </style:style>
    <style:style style:name="P5" style:family="paragraph" style:parent-style-name="Standard">
      <style:paragraph-properties fo:line-height="0.423cm" fo:text-align="start" style:justify-single-word="false" style:text-autospace="none"/>
      <style:text-properties fo:color="#008000" style:font-name="Courier New" fo:font-size="9pt" fo:language="none" fo:country="none" fo:font-weight="bold" style:letter-kerning="true" style:font-size-asian="9pt" style:language-asian="none" style:country-asian="none" style:font-weight-asian="bold" style:font-name-complex="Courier New" style:font-size-complex="9pt"/>
    </style:style>
    <style:style style:name="P6" style:family="paragraph" style:parent-style-name="Standard" style:master-page-name="Standard">
      <style:paragraph-properties fo:line-height="0.423cm" fo:text-align="center" style:justify-single-word="false" style:page-number="auto" style:text-autospace="none"/>
      <style:text-properties fo:color="#008000" style:font-name="Courier New" fo:font-size="12pt" fo:language="none" fo:country="none" fo:font-weight="bold" style:letter-kerning="true" style:font-name-asian="新宋体" style:font-size-asian="12pt" style:language-asian="none" style:country-asian="none" style:font-weight-asian="bold" style:font-name-complex="Courier New"/>
    </style:style>
    <style:style style:name="P7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fo:color="#0000ff"/>
    </style:style>
    <style:style style:name="T2" style:family="text">
      <style:text-properties fo:color="#0000ff" style:font-name-asian="新宋体"/>
    </style:style>
    <style:style style:name="T3" style:family="text">
      <style:text-properties fo:color="#a31515"/>
    </style:style>
    <style:style style:name="T4" style:family="text">
      <style:text-properties fo:color="#a31515" style:font-name-asian="新宋体"/>
    </style:style>
    <style:style style:name="T5" style:family="text">
      <style:text-properties fo:color="#008000"/>
    </style:style>
    <style:style style:name="T6" style:family="text">
      <style:text-properties fo:color="#008000" style:font-name-asian="新宋体"/>
    </style:style>
    <style:style style:name="T7" style:family="text">
      <style:text-properties style:font-name-asian="Courier New"/>
    </style:style>
    <style:style style:name="T8" style:family="text">
      <style:text-properties style:font-name-asian="新宋体"/>
    </style:style>
    <style:style style:name="T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动态规划</text:p>
      <text:p text:style-name="P4">/*01背包二维数组hdu2602 ( Bone Collector ) */</text:p>
      <text:p text:style-name="P2"><text:span text:style-name="T1">#include</text:span><text:span text:style-name="T3">&lt;iostream&gt;</text:span></text:p>
      <text:p text:style-name="P2"><text:span text:style-name="T1">#include</text:span><text:span text:style-name="T3">&lt;algorithm&gt;</text:span></text:p>
      <text:p text:style-name="P2"><text:span text:style-name="T1">#include</text:span><text:span text:style-name="T3">&lt;cstring&gt;</text:span></text:p>
      <text:p text:style-name="P2"><text:span text:style-name="T1">using</text:span> <text:span text:style-name="T1">namespace</text:span> std;</text:p>
      <text:p text:style-name="P2"><text:span text:style-name="T1">int</text:span> value[1001],cost[1001],dp[1001][1001];</text:p>
      <text:p text:style-name="P2"><text:span text:style-name="T1">int</text:span> main()</text:p>
      <text:p text:style-name="P2">{</text:p>
      <text:p text:style-name="P2"><text:tab/><text:span text:style-name="T1">int</text:span> cas,n,v;</text:p>
      <text:p text:style-name="P2"><text:tab/>cin&gt;&gt;cas;</text:p>
      <text:p text:style-name="P2"><text:tab/><text:span text:style-name="T1">while</text:span>(cas--)</text:p>
      <text:p text:style-name="P2"><text:tab/>{</text:p>
      <text:p text:style-name="P2"><text:tab/><text:tab/>cin&gt;&gt;n&gt;&gt;v;<text:span text:style-name="T5">//n骨头数v背包容量</text:span></text:p>
      <text:p text:style-name="P2"><text:tab/><text:tab/>memset(dp,0,<text:span text:style-name="T1">sizeof</text:span>(dp));</text:p>
      <text:p text:style-name="P2"><text:tab/><text:tab/></text:p>
      <text:p text:style-name="P2"><text:tab/><text:tab/><text:span text:style-name="T1">for</text:span>(<text:span text:style-name="T1">int</text:span> i=1;i&lt;=n;i++)cin&gt;&gt;value[i];<text:span text:style-name="T5">//骨头价值</text:span></text:p>
      <text:p text:style-name="P3"><text:span text:style-name="T7"><text:s text:c="8"/></text:span><text:span text:style-name="T2">for</text:span><text:span text:style-name="T8">(</text:span><text:span text:style-name="T2">int</text:span><text:span text:style-name="T8"> i=1;i&lt;=n;i++)cin&gt;&gt;cost[i];</text:span><text:span text:style-name="T6">//一个骨头消耗的背包容量</text:span></text:p>
      <text:p text:style-name="P4"/>
      <text:p text:style-name="P2"><text:tab/><text:tab/><text:span text:style-name="T1">for</text:span>(<text:span text:style-name="T1">int</text:span> i=1;i&lt;=n;i++)</text:p>
      <text:p text:style-name="P2"><text:tab/><text:tab/><text:tab/><text:span text:style-name="T1">for</text:span>(<text:span text:style-name="T1">int</text:span> j=0;j&lt;=v;j++)//顺序不重要</text:p>
      <text:p text:style-name="P2"><text:tab/><text:tab/><text:tab/>{</text:p>
      <text:p text:style-name="P3"><text:span text:style-name="T7"><text:s text:c="17"/></text:span><text:span text:style-name="T2">if</text:span><text:span text:style-name="T8">(j&gt;=cost[i]) dp[i][j]=max(dp[i-1][j],dp[i-1][j-cost[i]]+value[i]);</text:span></text:p>
      <text:p text:style-name="P2"><text:tab/><text:tab/><text:tab/><text:tab/> <text:span text:style-name="T1">else</text:span> dp[i][j]=dp[i-1][j];</text:p>
      <text:p text:style-name="P2"><text:tab/><text:tab/><text:tab/>}</text:p>
      <text:p text:style-name="P2"><text:tab/><text:tab/>cout&lt;&lt;dp[n][v]&lt;&lt;endl;</text:p>
      <text:p text:style-name="P2"><text:tab/>}</text:p>
      <text:p text:style-name="P1">}</text:p>
      <text:p text:style-name="P1"/>
      <text:p text:style-name="P1"/>
      <text:p text:style-name="P4">/*01背包一维数组hdu2602 ( Bone Collector ) */</text:p>
      <text:p text:style-name="P2"><text:span text:style-name="T1">int</text:span> value[1001],cost[1001],dp[1001];</text:p>
      <text:p text:style-name="P2"><text:span text:style-name="T1">int</text:span> main()</text:p>
      <text:p text:style-name="P2">{</text:p>
      <text:p text:style-name="P2"><text:tab/><text:span text:style-name="T1">int</text:span> cas,n,v;</text:p>
      <text:p text:style-name="P2"><text:tab/>cin&gt;&gt;cas;</text:p>
      <text:p text:style-name="P2"><text:tab/><text:span text:style-name="T1">while</text:span>(cas--)</text:p>
      <text:p text:style-name="P2"><text:tab/>{</text:p>
      <text:p text:style-name="P2"><text:tab/><text:tab/>cin&gt;&gt;n&gt;&gt;v;<text:span text:style-name="T5">//n骨头数v背包容量</text:span></text:p>
      <text:p text:style-name="P2"><text:tab/><text:tab/>memset(dp,0,<text:span text:style-name="T1">sizeof</text:span>(dp));</text:p>
      <text:p text:style-name="P2"><text:tab/><text:tab/></text:p>
      <text:p text:style-name="P2"><text:tab/><text:tab/><text:span text:style-name="T1">for</text:span>(<text:span text:style-name="T1">int</text:span> i=1;i&lt;=n;i++)cin&gt;&gt;value[i];<text:span text:style-name="T5">//骨头价值</text:span></text:p>
      <text:p text:style-name="P3"><text:span text:style-name="T7"><text:s text:c="8"/></text:span><text:span text:style-name="T2">for</text:span><text:span text:style-name="T8">(</text:span><text:span text:style-name="T2">int</text:span><text:span text:style-name="T8"> i=1;i&lt;=n;i++)cin&gt;&gt;cost[i];</text:span><text:span text:style-name="T6">//一个骨头消耗的背包容量</text:span></text:p>
      <text:p text:style-name="P4"/>
      <text:p text:style-name="P2"><text:tab/><text:tab/><text:span text:style-name="T1">for</text:span>(<text:span text:style-name="T1">int</text:span> i=1;i&lt;=n;i++)</text:p>
      <text:p text:style-name="P2"><text:tab/><text:tab/><text:tab/><text:span text:style-name="T1">for</text:span>(<text:span text:style-name="T1">int</text:span> j=v;j&gt;=0;j--)<text:span text:style-name="T5">//一维数组需逆序</text:span></text:p>
      <text:p text:style-name="P2"><text:tab/><text:tab/><text:tab/>{</text:p>
      <text:p text:style-name="P3"><text:span text:style-name="T7"><text:s text:c="17"/></text:span><text:span text:style-name="T2">if</text:span><text:span text:style-name="T8">(j&gt;=cost[i]) dp[j]=max(dp[j],dp[j-cost[i]]+value[i]);</text:span></text:p>
      <text:p text:style-name="P2"><text:soft-page-break/><text:tab/><text:tab/><text:tab/>}</text:p>
      <text:p text:style-name="P2"><text:tab/><text:tab/>cout&lt;&lt;dp[v]&lt;&lt;endl;</text:p>
      <text:p text:style-name="P2"><text:tab/>}</text:p>
      <text:p text:style-name="P1">}</text:p>
      <text:p text:style-name="P1"/>
      <text:p text:style-name="P1"/>
      <text:p text:style-name="P4">/*完全背包piggy-bank hdu 1114</text:p>
      <text:p text:style-name="P4">题意：给定一个储蓄罐，已知其净重和装满硬币的重量，储蓄罐中存有n种硬币，每枚硬币重量cost[i],价值value[i]，求储蓄罐硬币的最小价值</text:p>
      <text:p text:style-name="P4">*/</text:p>
      <text:p text:style-name="P2"><text:span text:style-name="T1">#include</text:span><text:span text:style-name="T3">&lt;iostream&gt;</text:span></text:p>
      <text:p text:style-name="P2"><text:span text:style-name="T1">#include</text:span><text:span text:style-name="T3">&lt;algorithm&gt;</text:span></text:p>
      <text:p text:style-name="P2"><text:span text:style-name="T1">#include</text:span><text:span text:style-name="T3">&lt;cstring&gt;</text:span></text:p>
      <text:p text:style-name="P2"><text:span text:style-name="T1">using</text:span> <text:span text:style-name="T1">namespace</text:span> std;</text:p>
      <text:p text:style-name="P2"><text:span text:style-name="T1">const</text:span> <text:span text:style-name="T1">int</text:span> INF=1000000000;</text:p>
      <text:p text:style-name="P2"><text:span text:style-name="T1">int</text:span> cost[10001],value[10001],dp[10001];</text:p>
      <text:p text:style-name="P2"><text:span text:style-name="T1">int</text:span> main()</text:p>
      <text:p text:style-name="P2">{</text:p>
      <text:p text:style-name="P2"><text:tab/><text:span text:style-name="T1">int</text:span> cas,EmptyPig,FullPig,w,n;</text:p>
      <text:p text:style-name="P2"><text:tab/>cin&gt;&gt;cas;</text:p>
      <text:p text:style-name="P2"><text:tab/><text:span text:style-name="T1">while</text:span>(cas--)</text:p>
      <text:p text:style-name="P2"><text:tab/>{</text:p>
      <text:p text:style-name="P3"><text:span text:style-name="T7"><text:s text:c="7"/></text:span><text:span text:style-name="T8">cin&gt;&gt;a&gt;&gt;b;</text:span></text:p>
      <text:p text:style-name="P2"><text:tab/> <text:s text:c="2"/>w=FullPig-EmptyPig;</text:p>
      <text:p text:style-name="P2"><text:tab/> <text:s text:c="2"/>cin&gt;&gt;n;</text:p>
      <text:p text:style-name="P3"><text:span text:style-name="T7"><text:s text:c="7"/></text:span><text:span text:style-name="T2">for</text:span><text:span text:style-name="T8">(</text:span><text:span text:style-name="T2">int</text:span><text:span text:style-name="T8"> i=1;i&lt;=n;i++)cin&gt;&gt;value[i]&gt;&gt;cost[i];</text:span></text:p>
      <text:p text:style-name="P3"><text:span text:style-name="T7"><text:s text:c="7"/></text:span><text:span text:style-name="T2">for</text:span><text:span text:style-name="T8">(</text:span><text:span text:style-name="T2">int</text:span><text:span text:style-name="T8"> i=1;i&lt;=w;i++)dp[i]=INF;</text:span><text:span text:style-name="T6">//初始化</text:span></text:p>
      <text:p text:style-name="P2"><text:tab/> <text:s text:c="2"/>dp[0]=0;</text:p>
      <text:p text:style-name="P2"><text:tab/> <text:s text:c="2"/><text:span text:style-name="T1">for</text:span>(<text:span text:style-name="T1">int</text:span> i=1;i&lt;=n;i++)</text:p>
      <text:p text:style-name="P2"><text:tab/><text:tab/> <text:s text:c="2"/><text:span text:style-name="T1">for</text:span>(<text:span text:style-name="T1">int</text:span> j=cost[i];j&lt;=w;j++)<text:span text:style-name="T5">//一维数组，必须正序。</text:span></text:p>
      <text:p text:style-name="P2"><text:tab/><text:tab/> <text:s text:c="2"/>{</text:p>
      <text:p text:style-name="P2"><text:tab/><text:tab/><text:tab/> <text:s text:c="2"/>dp[j]=min(dp[j],dp[j-cost[i]]+value[i]);</text:p>
      <text:p text:style-name="P2"><text:tab/><text:tab/> <text:s text:c="2"/>}</text:p>
      <text:p text:style-name="P2"/>
      <text:p text:style-name="P2"><text:tab/> <text:s text:c="2"/><text:span text:style-name="T1">if</text:span>(dp[w]==INF)cout&lt;&lt;<text:span text:style-name="T3">"This is impossible."</text:span>&lt;&lt;endl;</text:p>
      <text:p text:style-name="P2"><text:tab/> <text:s text:c="2"/><text:span text:style-name="T1">else</text:span> cout&lt;&lt;<text:span text:style-name="T3">"The minimum amount of money in the piggy-bank is "</text:span>&lt;&lt;dp[w]&lt;&lt;<text:span text:style-name="T3">"."</text:span>&lt;&lt;endl;</text:p>
      <text:p text:style-name="P2"><text:tab/>}</text:p>
      <text:p text:style-name="P1">}</text:p>
      <text:p text:style-name="P1"/>
      <text:p text:style-name="P4">/*</text:p>
      <text:p text:style-name="P4">多重背包pku 1276 cash machine</text:p>
      <text:p text:style-name="P4">题意：一台自动取款机中有n种现金,面值value[i],数量amount[i],需要取出cash价值的现金，求能够取出的不超过cash的最大额度。</text:p>
      <text:p text:style-name="P4">*/</text:p>
      <text:p text:style-name="P2"><text:span text:style-name="T1">#include</text:span><text:span text:style-name="T3">&lt;iostream&gt;</text:span></text:p>
      <text:p text:style-name="P2"><text:span text:style-name="T1">#include</text:span><text:span text:style-name="T3">&lt;algorithm&gt;</text:span></text:p>
      <text:p text:style-name="P2"><text:span text:style-name="T1">using</text:span> <text:span text:style-name="T1">namespace</text:span> std;</text:p>
      <text:p text:style-name="P2"><text:span text:style-name="T1">int</text:span> dp[100001],weight[11],value[11],amount[11];</text:p>
      <text:p text:style-name="P2"><text:soft-page-break/><text:span text:style-name="T1">int</text:span> cash;<text:span text:style-name="T5">//packweight</text:span></text:p>
      <text:p text:style-name="P2"><text:span text:style-name="T1">void</text:span> CompletePack(<text:span text:style-name="T1">int</text:span> weight,<text:span text:style-name="T1">int</text:span> value)<text:span text:style-name="T5">//完全背包</text:span></text:p>
      <text:p text:style-name="P2">{</text:p>
      <text:p text:style-name="P2"><text:tab/><text:span text:style-name="T1">for</text:span>(<text:span text:style-name="T1">int</text:span> i=weight;i&lt;=cash;i++)</text:p>
      <text:p text:style-name="P2"><text:tab/><text:tab/>dp[i]=max(dp[i],dp[i-weight]+value);</text:p>
      <text:p text:style-name="P2"><text:tab/><text:span text:style-name="T1">return</text:span>;</text:p>
      <text:p text:style-name="P2">}</text:p>
      <text:p text:style-name="P2"/>
      <text:p text:style-name="P2"><text:span text:style-name="T1">void</text:span> ZeroOnePack(<text:span text:style-name="T1">int</text:span> weight,<text:span text:style-name="T1">int</text:span> value)<text:span text:style-name="T5">//01背包</text:span></text:p>
      <text:p text:style-name="P2">{</text:p>
      <text:p text:style-name="P2"><text:tab/><text:span text:style-name="T1">for</text:span>(<text:span text:style-name="T1">int</text:span> i=cash;i&gt;=weight;i--)</text:p>
      <text:p text:style-name="P2"><text:tab/><text:tab/>dp[i]=max(dp[i],dp[i-weight]+value);</text:p>
      <text:p text:style-name="P2"><text:tab/><text:span text:style-name="T1">return</text:span>;</text:p>
      <text:p text:style-name="P2">}</text:p>
      <text:p text:style-name="P2"/>
      <text:p text:style-name="P2"><text:span text:style-name="T1">void</text:span> MultiplePack(<text:span text:style-name="T1">int</text:span> num,<text:span text:style-name="T1">int</text:span> weight,<text:span text:style-name="T1">int</text:span> value)</text:p>
      <text:p text:style-name="P2">{</text:p>
      <text:p text:style-name="P2"><text:tab/><text:span text:style-name="T1">if</text:span>(num*weight&gt;=cash)<text:span text:style-name="T5">//转化为完全背包</text:span></text:p>
      <text:p text:style-name="P2"><text:tab/>{</text:p>
      <text:p text:style-name="P2"><text:tab/><text:tab/>CompletePack(weight,value);</text:p>
      <text:p text:style-name="P2"><text:tab/><text:tab/><text:span text:style-name="T1">return</text:span>;</text:p>
      <text:p text:style-name="P2"><text:tab/>}</text:p>
      <text:p text:style-name="P2"><text:tab/><text:span text:style-name="T1">int</text:span> k=1;</text:p>
      <text:p text:style-name="P2"><text:tab/><text:span text:style-name="T1">while</text:span>(k&lt;num)<text:span text:style-name="T5">//二进制把物品分解转化为背包</text:span></text:p>
      <text:p text:style-name="P2"><text:tab/>{</text:p>
      <text:p text:style-name="P2"><text:tab/><text:tab/>ZeroOnePack(weight*k,value*k);</text:p>
      <text:p text:style-name="P2"><text:tab/><text:tab/>num-=k;</text:p>
      <text:p text:style-name="P2"><text:tab/><text:tab/>k=k&lt;&lt;1;</text:p>
      <text:p text:style-name="P2"><text:tab/>}</text:p>
      <text:p text:style-name="P2"><text:tab/>ZeroOnePack(weight*num,value*num);</text:p>
      <text:p text:style-name="P2"><text:tab/><text:span text:style-name="T1">return</text:span>;</text:p>
      <text:p text:style-name="P2">}</text:p>
      <text:p text:style-name="P2"/>
      <text:p text:style-name="P2"><text:span text:style-name="T1">int</text:span> main()</text:p>
      <text:p text:style-name="P2">{</text:p>
      <text:p text:style-name="P2"><text:tab/><text:span text:style-name="T1">int</text:span> n;</text:p>
      <text:p text:style-name="P2"><text:tab/><text:span text:style-name="T1">while</text:span>(cin&gt;&gt;cash&gt;&gt;n)</text:p>
      <text:p text:style-name="P2"><text:tab/>{</text:p>
      <text:p text:style-name="P2"><text:tab/><text:tab/>memset(dp,0,<text:span text:style-name="T1">sizeof</text:span>(dp));</text:p>
      <text:p text:style-name="P2"><text:tab/><text:tab/><text:span text:style-name="T1">for</text:span>(<text:span text:style-name="T1">int</text:span> i=1;i&lt;=n;i++){cin&gt;&gt;amount[i]&gt;&gt;value[i];weight[i]=value[i];}</text:p>
      <text:p text:style-name="P2"><text:tab/><text:tab/><text:span text:style-name="T1">for</text:span>(<text:span text:style-name="T1">int</text:span> i=1;i&lt;=n;i++)</text:p>
      <text:p text:style-name="P2"><text:tab/><text:tab/>{</text:p>
      <text:p text:style-name="P3"><text:span text:style-name="T7"><text:s text:c="13"/></text:span><text:span text:style-name="T8">MultiplePack(amount[i],weight[i],value[i]);</text:span></text:p>
      <text:p text:style-name="P2"><text:tab/><text:tab/>}</text:p>
      <text:p text:style-name="P2"><text:tab/><text:tab/>cout&lt;&lt;dp[cash]&lt;&lt;endl;</text:p>
      <text:p text:style-name="P2"><text:tab/>}</text:p>
      <text:p text:style-name="P1">}</text:p>
      <text:p text:style-name="P1"/>
      <text:p text:style-name="P1"><text:soft-page-break/></text:p>
      <text:p text:style-name="P4">/*LCS最长公共子串*/</text:p>
      <text:p text:style-name="P2"><text:span text:style-name="T1">#include</text:span><text:span text:style-name="T3">&lt;iostream&gt;</text:span></text:p>
      <text:p text:style-name="P2"><text:span text:style-name="T1">#include</text:span><text:span text:style-name="T3">&lt;algorithm&gt;</text:span></text:p>
      <text:p text:style-name="P2"><text:span text:style-name="T1">#include</text:span><text:span text:style-name="T3">&lt;string&gt;</text:span></text:p>
      <text:p text:style-name="P2"><text:span text:style-name="T1">using</text:span> <text:span text:style-name="T1">namespace</text:span> std;</text:p>
      <text:p text:style-name="P2"><text:span text:style-name="T1">int</text:span> dp[1001][1001];</text:p>
      <text:p text:style-name="P2"><text:span text:style-name="T1">char</text:span> flag[1001][1001];<text:span text:style-name="T5">//标记用于构造一个LCS</text:span></text:p>
      <text:p text:style-name="P2"><text:span text:style-name="T1">void</text:span> LCS_LENGTH(string x,string y)</text:p>
      <text:p text:style-name="P2">{</text:p>
      <text:p text:style-name="P2"><text:tab/><text:span text:style-name="T1">int</text:span> m,n;</text:p>
      <text:p text:style-name="P2"><text:tab/>m=x.size()-1;</text:p>
      <text:p text:style-name="P2"><text:tab/>n=y.size()-1;</text:p>
      <text:p text:style-name="P2"><text:tab/>memset(dp,0,<text:span text:style-name="T1">sizeof</text:span>(dp));</text:p>
      <text:p text:style-name="P2"><text:tab/><text:span text:style-name="T1">for</text:span>(<text:span text:style-name="T1">int</text:span> i=0;i&lt;=m;i++)dp[i][0]=0;</text:p>
      <text:p text:style-name="P3"><text:span text:style-name="T7"><text:s text:c="4"/></text:span><text:span text:style-name="T2">for</text:span><text:span text:style-name="T8">(</text:span><text:span text:style-name="T2">int</text:span><text:span text:style-name="T8"> j=0;j&lt;=n;j++)dp[0][j]=0;</text:span></text:p>
      <text:p text:style-name="P2"><text:tab/></text:p>
      <text:p text:style-name="P2"><text:tab/><text:span text:style-name="T1">for</text:span>(<text:span text:style-name="T1">int</text:span> i=1;i&lt;=m;i++)</text:p>
      <text:p text:style-name="P3"><text:span text:style-name="T7"><text:s text:c="7"/></text:span><text:span text:style-name="T2">for</text:span><text:span text:style-name="T8">(</text:span><text:span text:style-name="T2">int</text:span><text:span text:style-name="T8"> j=1;j&lt;=n;j++)</text:span></text:p>
      <text:p text:style-name="P2"><text:tab/> <text:s text:c="2"/>{</text:p>
      <text:p text:style-name="P2"><text:tab/><text:tab/> <text:s text:c="2"/><text:span text:style-name="T1">if</text:span>(x[i]==y[j]){dp[i][j]=dp[i-1][j-1]+1;flag[i][j]=<text:span text:style-name="T3">'x'</text:span>;}<text:span text:style-name="T5">//'x'表示斜向上</text:span></text:p>
      <text:p text:style-name="P2"><text:tab/><text:tab/> <text:s text:c="2"/><text:span text:style-name="T1">else</text:span></text:p>
      <text:p text:style-name="P2"><text:tab/><text:tab/> <text:s text:c="2"/>{</text:p>
      <text:p text:style-name="P2"><text:tab/><text:tab/><text:tab/> <text:s text:c="2"/><text:span text:style-name="T1">if</text:span>(dp[i-1][j]&gt;dp[i][j-1]){dp[i][j]=dp[i-1][j];flag[i][j]=<text:span text:style-name="T3">'u'</text:span>;}<text:span text:style-name="T5">//'u'表示上边</text:span></text:p>
      <text:p text:style-name="P2"><text:tab/><text:tab/><text:tab/> <text:s text:c="2"/><text:span text:style-name="T1">else</text:span> {dp[i][j]=dp[i][j-1];flag[i][j]=<text:span text:style-name="T3">'f'</text:span>;}<text:tab/><text:tab/><text:span text:style-name="T5">//'f'左边</text:span></text:p>
      <text:p text:style-name="P2"><text:tab/><text:tab/> <text:s text:c="2"/>}</text:p>
      <text:p text:style-name="P2"><text:tab/> <text:s text:c="2"/>}</text:p>
      <text:p text:style-name="P2">}</text:p>
      <text:p text:style-name="P2"><text:span text:style-name="T1">void</text:span> PRINT_LCS(string x,<text:span text:style-name="T1">int</text:span> i,<text:span text:style-name="T1">int</text:span> j)<text:span text:style-name="T5">//递归构造LCS串</text:span></text:p>
      <text:p text:style-name="P2">{</text:p>
      <text:p text:style-name="P3"><text:span text:style-name="T7"><text:s text:c="6"/></text:span><text:span text:style-name="T2">if</text:span><text:span text:style-name="T8">(i==0||j==0)</text:span><text:span text:style-name="T2">return</text:span><text:span text:style-name="T8">;</text:span></text:p>
      <text:p text:style-name="P2"><text:tab/> <text:s/><text:span text:style-name="T1">if</text:span>(flag[i][j]==<text:span text:style-name="T3">'x'</text:span>)</text:p>
      <text:p text:style-name="P2"><text:tab/> <text:s/>{</text:p>
      <text:p text:style-name="P2"><text:tab/><text:tab/> <text:s/>PRINT_LCS(x,i-1,j-1);</text:p>
      <text:p text:style-name="P2"><text:tab/><text:tab/> <text:s/>cout&lt;&lt;x[i];</text:p>
      <text:p text:style-name="P2"><text:tab/> <text:s/>}</text:p>
      <text:p text:style-name="P2"><text:tab/> <text:s/><text:span text:style-name="T1">else</text:span> <text:span text:style-name="T1">if</text:span>(flag[i][j]==<text:span text:style-name="T3">'u'</text:span>)PRINT_LCS(x,i-1,j);</text:p>
      <text:p text:style-name="P2"><text:tab/> <text:s/><text:span text:style-name="T1">else</text:span> PRINT_LCS(x,i,j-1);</text:p>
      <text:p text:style-name="P2">}</text:p>
      <text:p text:style-name="P2"><text:span text:style-name="T1">int</text:span> main()</text:p>
      <text:p text:style-name="P2">{</text:p>
      <text:p text:style-name="P2"><text:tab/>string x,y;</text:p>
      <text:p text:style-name="P2"><text:tab/><text:span text:style-name="T1">while</text:span>(cin&gt;&gt;x&gt;&gt;y)</text:p>
      <text:p text:style-name="P2"><text:tab/>{</text:p>
      <text:p text:style-name="P3"><text:span text:style-name="T7"><text:s text:c="9"/></text:span><text:span text:style-name="T8">x=</text:span><text:span text:style-name="T4">'0'</text:span><text:span text:style-name="T8">+x;</text:span><text:span text:style-name="T6">//对串移位从开始</text:span></text:p>
      <text:p text:style-name="P2"><text:tab/><text:tab/> y=<text:span text:style-name="T3">'0'</text:span>+y;</text:p>
      <text:p text:style-name="P2"><text:tab/><text:tab/> LCS_LENGTH(x,y);</text:p>
      <text:p text:style-name="P2"><text:tab/><text:tab/> PRINT_LCS(x,x.size()-1,y.size()-1);<text:span text:style-name="T5">//串的实际长度要去掉'0'</text:span></text:p>
      <text:p text:style-name="P2"><text:soft-page-break/><text:tab/><text:tab/> cout&lt;&lt;endl;</text:p>
      <text:p text:style-name="P2"><text:tab/><text:tab/> cout&lt;&lt;dp[x.size()-1][y.size()-1]&lt;&lt;endl;</text:p>
      <text:p text:style-name="P2"><text:tab/>}</text:p>
      <text:p text:style-name="P1">}</text:p>
      <text:p text:style-name="P1"/>
      <text:p text:style-name="P4">/*矩阵链乘法见算法导论n3</text:p>
      <text:p text:style-name="P4">dp[i][j]表示Ai..Aj矩阵链所需的最少乘法次数*/</text:p>
      <text:p text:style-name="P2"><text:span text:style-name="T1">#include</text:span><text:span text:style-name="T3">&lt;iostream&gt;</text:span></text:p>
      <text:p text:style-name="P2"><text:span text:style-name="T1">#include</text:span><text:span text:style-name="T3">&lt;algorithm&gt;</text:span></text:p>
      <text:p text:style-name="P2"><text:span text:style-name="T1">using</text:span> <text:span text:style-name="T1">namespace</text:span> std;</text:p>
      <text:p text:style-name="P2"><text:span text:style-name="T1">const</text:span> <text:span text:style-name="T1">int</text:span> INF=1000000000;</text:p>
      <text:p text:style-name="P2"><text:span text:style-name="T1">int</text:span> p[201],dp[201][201],n;//p[i]表示第i个矩阵的列数，p[0]表示第一个矩阵的行数，n表示矩阵个数</text:p>
      <text:p text:style-name="P2"><text:span text:style-name="T1">int</text:span> LOOKUP_CHAIN(<text:span text:style-name="T1">int</text:span> i,<text:span text:style-name="T1">int</text:span> j)</text:p>
      <text:p text:style-name="P2">{</text:p>
      <text:p text:style-name="P2"><text:tab/><text:span text:style-name="T1">if</text:span>(dp[i][j]&lt;INF)<text:span text:style-name="T1">return</text:span> dp[i][j];</text:p>
      <text:p text:style-name="P2"><text:tab/><text:span text:style-name="T1">if</text:span>(i==j)dp[i][j]=0;</text:p>
      <text:p text:style-name="P2"><text:tab/><text:span text:style-name="T1">else</text:span></text:p>
      <text:p text:style-name="P2"><text:tab/>{</text:p>
      <text:p text:style-name="P2"><text:tab/><text:tab/><text:span text:style-name="T1">for</text:span>(<text:span text:style-name="T1">int</text:span> k=i;k&lt;=j-1;k++)</text:p>
      <text:p text:style-name="P2"><text:tab/><text:tab/>{</text:p>
      <text:p text:style-name="P2"><text:tab/><text:tab/><text:tab/><text:span text:style-name="T1">int</text:span> q=LOOKUP_CHAIN(i,k)+LOOKUP_CHAIN(k+1,j)+p[i-1]*p[k]*p[j];</text:p>
      <text:p text:style-name="P2"><text:tab/><text:tab/><text:tab/><text:span text:style-name="T1">if</text:span>(q&lt;dp[i][j])dp[i][j]=q;</text:p>
      <text:p text:style-name="P2"><text:tab/><text:tab/>}</text:p>
      <text:p text:style-name="P2"><text:tab/>}</text:p>
      <text:p text:style-name="P2"><text:tab/><text:span text:style-name="T1">return</text:span> dp[i][j];</text:p>
      <text:p text:style-name="P2">}</text:p>
      <text:p text:style-name="P2"><text:span text:style-name="T1">int</text:span> MEMORIZED_MATRIX_CHAIN()<text:span text:style-name="T5">//记忆化递归</text:span></text:p>
      <text:p text:style-name="P2">{</text:p>
      <text:p text:style-name="P3"><text:span text:style-name="T7"><text:s text:c="4"/></text:span><text:span text:style-name="T2">for</text:span><text:span text:style-name="T8">(</text:span><text:span text:style-name="T2">int</text:span><text:span text:style-name="T8"> i=1;i&lt;=n;i++)</text:span><text:span text:style-name="T6">//初始化</text:span></text:p>
      <text:p text:style-name="P2"><text:tab/><text:tab/><text:span text:style-name="T1">for</text:span>(<text:span text:style-name="T1">int</text:span> j=i;j&lt;=n;j++)</text:p>
      <text:p text:style-name="P2"><text:tab/><text:tab/><text:tab/>dp[i][j]=INF;</text:p>
      <text:p text:style-name="P2"><text:tab/><text:span text:style-name="T1">return</text:span> LOOKUP_CHAIN(1,n);</text:p>
      <text:p text:style-name="P2"><text:tab/><text:tab/></text:p>
      <text:p text:style-name="P2">}</text:p>
      <text:p text:style-name="P2"><text:span text:style-name="T1">int</text:span> main()</text:p>
      <text:p text:style-name="P2">{</text:p>
      <text:p text:style-name="P2"><text:tab/><text:span text:style-name="T1">while</text:span>(cin&gt;&gt;n)</text:p>
      <text:p text:style-name="P2"><text:tab/>{</text:p>
      <text:p text:style-name="P2"><text:tab/><text:tab/><text:span text:style-name="T1">for</text:span>(<text:span text:style-name="T1">int</text:span> i=0;i&lt;=n;i++)cin&gt;&gt;p[i];</text:p>
      <text:p text:style-name="P3"><text:span text:style-name="T7"><text:s text:c="8"/></text:span><text:span text:style-name="T8">cout&lt;&lt;MEMORIZED_MATRIX_CHAIN()&lt;&lt;endl;<text:tab/><text:tab/></text:span></text:p>
      <text:p text:style-name="P2"><text:tab/>}</text:p>
      <text:p text:style-name="P2">}</text:p>
      <text:p text:style-name="P2"/>
      <text:p text:style-name="P5"><text:span text:style-name="T8">/*优美打印</text:span><text:span text:style-name="T7"> </text:span><text:span text:style-name="T8">见算法导论</text:span></text:p>
      <text:p text:style-name="P4">要在每行长度为m的纸上打印n个长为l[i]的单词，优美的定义是：同行单词空一个，使各行末尾空格之和（最后一行除外）最小。</text:p>
      <text:p text:style-name="P4">逆填单词，设r[i]表示打印i到第n个单词的最小末尾空格数，显然，r[i]的递归式如下：</text:p>
      <text:p text:style-name="P4">r[i]=min(m-((j-i)+sum[i][j])+r[j+1])(1&lt;=i&lt;=n+1)(i&lt;=j&lt;=n)</text:p>
      <text:p text:style-name="P4"><text:soft-page-break/>我们专门设置了一张记忆表k[i](1≤i≤n+1)，记下使得r[i]最小的j值</text:p>
      <text:p text:style-name="P4">边界条件r[n+1]=0;k[n+1]=n+1;</text:p>
      <text:p text:style-name="P4">*/</text:p>
      <text:p text:style-name="P2"><text:span text:style-name="T1">#include</text:span><text:span text:style-name="T3">&lt;iostream&gt;</text:span></text:p>
      <text:p text:style-name="P2"><text:span text:style-name="T1">#include</text:span><text:span text:style-name="T3">&lt;algorithm&gt;</text:span></text:p>
      <text:p text:style-name="P2"><text:span text:style-name="T1">#include</text:span><text:span text:style-name="T3">&lt;string&gt;</text:span></text:p>
      <text:p text:style-name="P2"><text:span text:style-name="T1">using</text:span> <text:span text:style-name="T1">namespace</text:span> std;</text:p>
      <text:p text:style-name="P2"><text:span text:style-name="T1">int</text:span> n,m;</text:p>
      <text:p text:style-name="P2"><text:span text:style-name="T1">int</text:span> l[101],c[101][101],sum[101],r[101],k[101];</text:p>
      <text:p text:style-name="P4">//第i个单词长l[i]，前i个单词长sum[i]，k记录</text:p>
      <text:p text:style-name="P2"><text:span text:style-name="T1">const</text:span> <text:span text:style-name="T1">int</text:span> INF=1000000000;</text:p>
      <text:p text:style-name="P2"><text:span text:style-name="T1">int</text:span> PERFECT_PRINT()</text:p>
      <text:p text:style-name="P2">{</text:p>
      <text:p text:style-name="P2"><text:tab/>r[n+1]=0,k[n+1]=n+1;</text:p>
      <text:p text:style-name="P2"><text:tab/><text:span text:style-name="T1">for</text:span>(<text:span text:style-name="T1">int</text:span> i=1;i&lt;=n;i++)r[i]=INF;</text:p>
      <text:p text:style-name="P2"><text:tab/><text:span text:style-name="T1">for</text:span>(<text:span text:style-name="T1">int</text:span> i=n;i&gt;=1;i--)</text:p>
      <text:p text:style-name="P2"><text:tab/>{</text:p>
      <text:p text:style-name="P2"><text:tab/><text:tab/><text:span text:style-name="T1">for</text:span>(<text:span text:style-name="T1">int</text:span> j=n;j&gt;=i;j--)</text:p>
      <text:p text:style-name="P2"><text:tab/><text:tab/>{</text:p>
      <text:p text:style-name="P2"><text:tab/><text:tab/><text:tab/><text:span text:style-name="T1">if</text:span>(m&lt;j-i+c[i][j])<text:span text:style-name="T1">continue</text:span>;</text:p>
      <text:p text:style-name="P2"><text:tab/><text:tab/><text:tab/><text:span text:style-name="T1">int</text:span> tmp=m-((j-i+c[i][j]))+r[j+1];</text:p>
      <text:p text:style-name="P2"><text:tab/><text:tab/><text:tab/><text:span text:style-name="T1">if</text:span>(tmp&lt;r[i]){r[i]=tmp;k[i]=j;}</text:p>
      <text:p text:style-name="P2"><text:tab/><text:tab/>}</text:p>
      <text:p text:style-name="P2"><text:tab/>}</text:p>
      <text:p text:style-name="P2"><text:tab/><text:tab/><text:span text:style-name="T1">return</text:span> r[1];</text:p>
      <text:p text:style-name="P2">}</text:p>
      <text:p text:style-name="P2"><text:span text:style-name="T1">void</text:span> print()</text:p>
      <text:p text:style-name="P2">{</text:p>
      <text:p text:style-name="P3"><text:span text:style-name="T7"><text:s text:c="6"/></text:span><text:span text:style-name="T8">cout&lt;&lt;PERFECT_PRINT()&lt;&lt;endl;</text:span></text:p>
      <text:p text:style-name="P2"><text:tab/><text:tab/><text:span text:style-name="T1">int</text:span> p=1;</text:p>
      <text:p text:style-name="P2"><text:tab/><text:tab/><text:span text:style-name="T1">while</text:span>(1)</text:p>
      <text:p text:style-name="P2"><text:tab/><text:tab/>{</text:p>
      <text:p text:style-name="P2"><text:tab/><text:tab/><text:tab/><text:span text:style-name="T1">if</text:span>(p==n+1)<text:span text:style-name="T1">break</text:span>;</text:p>
      <text:p text:style-name="P2"><text:tab/><text:tab/><text:tab/>cout&lt;&lt;k[p]&lt;&lt;<text:span text:style-name="T3">" "</text:span>;</text:p>
      <text:p text:style-name="P2"><text:tab/><text:tab/><text:tab/>p=k[p]+1;</text:p>
      <text:p text:style-name="P2"><text:tab/><text:tab/>}</text:p>
      <text:p text:style-name="P2"><text:tab/><text:tab/>cout&lt;&lt;endl;</text:p>
      <text:p text:style-name="P2">}</text:p>
      <text:p text:style-name="P2"><text:span text:style-name="T1">int</text:span> main()</text:p>
      <text:p text:style-name="P2">{</text:p>
      <text:p text:style-name="P2"><text:tab/><text:span text:style-name="T1">while</text:span>(cin&gt;&gt;n&gt;&gt;m)</text:p>
      <text:p text:style-name="P2"><text:tab/>{</text:p>
      <text:p text:style-name="P2"><text:tab/><text:tab/><text:span text:style-name="T1">for</text:span>(<text:span text:style-name="T1">int</text:span> i=1;i&lt;=n;i++)cin&gt;&gt;l[i];</text:p>
      <text:p text:style-name="P2"><text:tab/><text:tab/>memset(sum,0,<text:span text:style-name="T1">sizeof</text:span>(sum));</text:p>
      <text:p text:style-name="P2"><text:tab/><text:tab/><text:span text:style-name="T1">for</text:span>(<text:span text:style-name="T1">int</text:span> i=1;i&lt;=n;i++)sum[i]=sum[i-1]+l[i];</text:p>
      <text:p text:style-name="P2"/>
      <text:p text:style-name="P2"><text:tab/><text:tab/><text:span text:style-name="T1">for</text:span>(<text:span text:style-name="T1">int</text:span> i=1;i&lt;=n;i++)</text:p>
      <text:p text:style-name="P2"><text:tab/><text:tab/><text:tab/><text:span text:style-name="T1">for</text:span>(<text:span text:style-name="T1">int</text:span> j=i;j&lt;=n;j++)</text:p>
      <text:p text:style-name="P2"><text:soft-page-break/><text:tab/><text:tab/><text:tab/><text:tab/>c[i][j]=sum[j]-sum[i-1];</text:p>
      <text:p text:style-name="P2"><text:tab/><text:tab/>print();</text:p>
      <text:p text:style-name="P2"><text:tab/>}</text:p>
      <text:p text:style-name="P1">}</text:p>
      <text:p text:style-name="P4">/*黑书P113给定括号序列，求使序列规则化所需要添加的最少括号数</text:p>
      <text:p text:style-name="P5"><text:span text:style-name="T8">规则化定义：1空序列规则</text:span><text:span text:style-name="T7"> </text:span><text:span text:style-name="T8">2若S规则</text:span><text:span text:style-name="T7"> </text:span><text:span text:style-name="T8">则[S](S)规则</text:span><text:span text:style-name="T7"> </text:span><text:span text:style-name="T8">3若A B规则,则AB规则</text:span></text:p>
      <text:p text:style-name="P4">dp[i][j]表示括号序列i到j规则化所需添加的最少括号*/</text:p>
      <text:p text:style-name="P2"><text:span text:style-name="T1">#include</text:span><text:span text:style-name="T3">&lt;iostream&gt;</text:span></text:p>
      <text:p text:style-name="P2"><text:span text:style-name="T1">#include</text:span><text:span text:style-name="T3">&lt;string&gt;</text:span></text:p>
      <text:p text:style-name="P2"><text:span text:style-name="T1">#include</text:span><text:span text:style-name="T3">&lt;algorithm&gt;</text:span></text:p>
      <text:p text:style-name="P2"><text:span text:style-name="T1">using</text:span> <text:span text:style-name="T1">namespace</text:span> std;</text:p>
      <text:p text:style-name="P2"><text:span text:style-name="T1">int</text:span> dp[1001][1001];</text:p>
      <text:p text:style-name="P2"><text:span text:style-name="T1">const</text:span> <text:span text:style-name="T1">int</text:span> INF=100000000;</text:p>
      <text:p text:style-name="P2">string s;</text:p>
      <text:p text:style-name="P2"><text:span text:style-name="T1">int</text:span> main()</text:p>
      <text:p text:style-name="P2">{</text:p>
      <text:p text:style-name="P2"><text:tab/><text:span text:style-name="T1">while</text:span>(cin&gt;&gt;s)</text:p>
      <text:p text:style-name="P2"><text:tab/>{</text:p>
      <text:p text:style-name="P2"><text:tab/><text:tab/>memset(dp,0,<text:span text:style-name="T1">sizeof</text:span>(dp));</text:p>
      <text:p text:style-name="P2"><text:tab/><text:tab/><text:span text:style-name="T1">int</text:span> n=s.size();</text:p>
      <text:p text:style-name="P2"><text:tab/><text:tab/>s=<text:span text:style-name="T3">'0'</text:span>+s;</text:p>
      <text:p text:style-name="P2"><text:tab/><text:tab/><text:span text:style-name="T1">for</text:span>(<text:span text:style-name="T1">int</text:span> i=1;i&lt;=n;i++)dp[i][i-1]=0;</text:p>
      <text:p text:style-name="P2"><text:tab/><text:tab/><text:span text:style-name="T1">for</text:span>(<text:span text:style-name="T1">int</text:span> i=1;i&lt;=n;i++)dp[i][i]=1;</text:p>
      <text:p text:style-name="P2"><text:tab/><text:tab/><text:span text:style-name="T1">for</text:span>(<text:span text:style-name="T1">int</text:span> p=1;p&lt;=n-1;p++)</text:p>
      <text:p text:style-name="P2"><text:tab/><text:tab/><text:tab/><text:span text:style-name="T1">for</text:span>(<text:span text:style-name="T1">int</text:span> i=1;i+p&lt;=n;i++)</text:p>
      <text:p text:style-name="P2"><text:tab/><text:tab/><text:tab/>{</text:p>
      <text:p text:style-name="P2"><text:tab/><text:tab/><text:tab/><text:tab/><text:span text:style-name="T1">int</text:span> j=i+p;</text:p>
      <text:p text:style-name="P2"><text:tab/><text:tab/><text:tab/><text:tab/>dp[i][j]=INF;</text:p>
      <text:p text:style-name="P2"><text:tab/><text:tab/><text:tab/><text:tab/><text:span text:style-name="T1">if</text:span>(s[i]==<text:span text:style-name="T3">'('</text:span>&amp;&amp;s[j]==<text:span text:style-name="T3">')'</text:span>||s[i]==<text:span text:style-name="T3">'['</text:span>&amp;&amp;s[j]==<text:span text:style-name="T3">']'</text:span>)dp[i][j]=dp[i+1][j-1];<text:span text:style-name="T5">//[s']或(s'),使s'规则化</text:span></text:p>
      <text:p text:style-name="P2"><text:tab/><text:tab/><text:tab/><text:tab/><text:span text:style-name="T1">if</text:span>(s[i]==<text:span text:style-name="T3">'('</text:span>||s[i]==<text:span text:style-name="T3">'['</text:span>)dp[i][j]=min(dp[i][j],dp[i+1][j]+1);<text:span text:style-name="T5">//若[s'或（s',则添加]或）</text:span></text:p>
      <text:p text:style-name="P2"><text:tab/><text:tab/><text:tab/><text:tab/><text:span text:style-name="T1">if</text:span>(s[j]==<text:span text:style-name="T3">')'</text:span>||s[j]==<text:span text:style-name="T3">']'</text:span>)dp[i][j]=min(dp[i][j],dp[i][j-1]+1);<text:span text:style-name="T5">//若s']或s'),则添加[或（</text:span></text:p>
      <text:p text:style-name="P2"><text:tab/><text:tab/><text:tab/><text:tab/><text:span text:style-name="T1">for</text:span>(<text:span text:style-name="T1">int</text:span> k=i;k&lt;=j-1;k++)<text:span text:style-name="T5">//Si...Sj可分成Si..Sk和Sk+1...Sj,分别规则化</text:span></text:p>
      <text:p text:style-name="P2"><text:tab/><text:tab/><text:tab/><text:tab/><text:tab/>dp[i][j]=min(dp[i][j],dp[i][k]+dp[k+1][j]);</text:p>
      <text:p text:style-name="P2"><text:tab/><text:tab/><text:tab/>}</text:p>
      <text:p text:style-name="P2"><text:tab/><text:tab/><text:tab/>cout&lt;&lt;dp[1][n]&lt;&lt;endl;</text:p>
      <text:p text:style-name="P2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新宋体" svg:font-family="新宋体" style:font-family-generic="modern"/>
    <style:font-face style:name="宋体" svg:font-family="宋体, SimSu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默认段落字体" style:family="text"/>
    <style:style style:name="Page_20_Number" style:display-name="Page Number" style:family="text" style:parent-style-name="默认段落字体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75cm" fo:margin-left="1cm" fo:margin-right="0.501cm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0.501cm" style:writing-mode="lr-tb" style:layout-grid-color="#c0c0c0" style:layout-grid-lines="50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框1" text:anchor-type="paragraph" svg:y="0.002cm" draw:z-index="6"><draw:text-box fo:min-height="0.37cm" fo:min-width="0cm"><text:p text:style-name="Footer"><text:span text:style-name="Page_20_Number"><text:page-number text:select-page="current">7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/*</dc:title>
    <meta:initial-creator>dasa</meta:initial-creator>
    <meta:creation-date>2011-07-20T15:30:00</meta:creation-date>
    <dc:creator>dasa</dc:creator>
    <dc:date>2011-07-23T03:05:00</dc:date>
    <meta:editing-cycles>34</meta:editing-cycles>
    <meta:editing-duration>PT18H43M</meta:editing-duration>
    <meta:document-statistic meta:table-count="0" meta:image-count="0" meta:object-count="0" meta:page-count="7" meta:paragraph-count="307" meta:word-count="467" meta:character-count="6258" meta:non-whitespace-character-count="5583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